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4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7 月 份" calcext:value-type="string">
              <text:p><text:s text:c="7"/>中 華 民 國 97 年 7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6565" calcext:value-type="float">
            <text:p><text:s text:c="3"/>6,565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7" calcext:value-type="float">
            <text:p><text:s text:c="3"/>3.37 </text:p>
          </table:table-cell>
          <table:table-cell table:style-name="ce29" office:value-type="float" office:value="4367" calcext:value-type="float">
            <text:p><text:s text:c="3"/>4,36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4" calcext:value-type="float">
            <text:p><text:s text:c="3"/>2.24 </text:p>
          </table:table-cell>
          <table:table-cell table:style-name="ce29" office:value-type="float" office:value="16063" calcext:value-type="float">
            <text:p><text:s text:c="3"/>16,063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5" calcext:value-type="float">
            <text:p><text:s text:c="3"/>8.25 </text:p>
          </table:table-cell>
          <table:table-cell table:style-name="ce29" office:value-type="float" office:value="11696" calcext:value-type="float">
            <text:p><text:s text:c="3"/>11,69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9270" calcext:value-type="float">
            <text:p><text:s text:c="3"/>9,270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29" office:value-type="float" office:value="4958" calcext:value-type="float">
            <text:p><text:s text:c="3"/>4,95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6518" calcext:value-type="float">
            <text:p><text:s text:c="3"/>6,518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36" calcext:value-type="float">
            <text:p><text:s text:c="3"/>3.36 </text:p>
          </table:table-cell>
          <table:table-cell table:style-name="ce29" office:value-type="float" office:value="4307" calcext:value-type="float">
            <text:p><text:s text:c="3"/>4,307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29" office:value-type="float" office:value="15973" calcext:value-type="float">
            <text:p><text:s text:c="3"/>15,973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3" calcext:value-type="float">
            <text:p><text:s text:c="3"/>8.23 </text:p>
          </table:table-cell>
          <table:table-cell table:style-name="ce29" office:value-type="float" office:value="11666" calcext:value-type="float">
            <text:p><text:s text:c="3"/>11,66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1" calcext:value-type="float">
            <text:p><text:s text:c="3"/>6.01 </text:p>
          </table:table-cell>
          <table:table-cell table:style-name="ce29" office:value-type="float" office:value="9227" calcext:value-type="float">
            <text:p><text:s text:c="3"/>9,22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29" office:value-type="float" office:value="4942" calcext:value-type="float">
            <text:p><text:s text:c="3"/>4,94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7678" calcext:value-type="float">
            <text:p><text:s text:c="3"/>7,678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4" calcext:value-type="float">
            <text:p><text:s text:c="3"/>4.84 </text:p>
          </table:table-cell>
          <table:table-cell table:style-name="ce29" office:value-type="float" office:value="3796" calcext:value-type="float">
            <text:p><text:s text:c="3"/>3,79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25" office:value-type="float" office:value="2.39" calcext:value-type="float">
            <text:p><text:s text:c="3"/>2.39 </text:p>
          </table:table-cell>
          <table:table-cell table:style-name="ce29" office:value-type="float" office:value="13422" calcext:value-type="float">
            <text:p><text:s text:c="3"/>13,422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5" calcext:value-type="float">
            <text:p><text:s text:c="3"/>8.45 </text:p>
          </table:table-cell>
          <table:table-cell table:style-name="ce29" office:value-type="float" office:value="9626" calcext:value-type="float">
            <text:p><text:s text:c="3"/>9,62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29" office:value-type="float" office:value="7524" calcext:value-type="float">
            <text:p><text:s text:c="3"/>7,52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4" calcext:value-type="float">
            <text:p><text:s text:c="3"/>4.74 </text:p>
          </table:table-cell>
          <table:table-cell table:style-name="ce29" office:value-type="float" office:value="4045" calcext:value-type="float">
            <text:p><text:s text:c="3"/>4,04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741" calcext:value-type="float">
            <text:p><text:s text:c="3"/>3,741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59" calcext:value-type="float">
            <text:p><text:s text:c="3"/>11.59 </text:p>
          </table:table-cell>
          <table:table-cell table:style-name="ce30" office:value-type="float" office:value="1282" calcext:value-type="float">
            <text:p><text:s text:c="3"/>1,28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2735" calcext:value-type="float">
            <text:p><text:s text:c="3"/>2,73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1453" calcext:value-type="float">
            <text:p><text:s text:c="3"/>1,45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" calcext:value-type="float">
            <text:p><text:s text:c="3"/>4.50 </text:p>
          </table:table-cell>
          <table:table-cell table:style-name="ce30" office:value-type="float" office:value="1828" calcext:value-type="float">
            <text:p><text:s text:c="3"/>1,82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30" office:value-type="float" office:value="939" calcext:value-type="float">
            <text:p><text:s text:c="3"/>9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3" calcext:value-type="float">
            <text:p><text:s text:c="3"/>1.1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6" calcext:value-type="float">
            <text:p><text:s text:c="3"/>6.76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423" calcext:value-type="float">
            <text:p><text:s text:c="3"/>2,423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26" office:value-type="float" office:value="14.7" calcext:value-type="float">
            <text:p><text:s text:c="3"/>14.70 </text:p>
          </table:table-cell>
          <table:table-cell table:style-name="ce30" office:value-type="float" office:value="825" calcext:value-type="float">
            <text:p><text:s text:c="3"/>82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30" office:value-type="float" office:value="1608" calcext:value-type="float">
            <text:p><text:s text:c="3"/>1,608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5" calcext:value-type="float">
            <text:p><text:s text:c="3"/>9.75 </text:p>
          </table:table-cell>
          <table:table-cell table:style-name="ce30" office:value-type="float" office:value="783" calcext:value-type="float">
            <text:p><text:s text:c="3"/>78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30" office:value-type="float" office:value="920" calcext:value-type="float">
            <text:p><text:s text:c="3"/>920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0" office:value-type="float" office:value="516" calcext:value-type="float">
            <text:p><text:s text:c="3"/>51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3" calcext:value-type="float">
            <text:p><text:s text:c="3"/>3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653" calcext:value-type="float">
            <text:p><text:s text:c="3"/>653 </text:p>
          </table:table-cell>
          <table:table-cell table:style-name="ce26" office:value-type="float" office:value="1.31" calcext:value-type="float">
            <text:p><text:s text:c="3"/>1.31 </text:p>
          </table:table-cell>
          <table:table-cell table:style-name="ce26" office:value-type="float" office:value="15.44" calcext:value-type="float">
            <text:p><text:s text:c="3"/>15.44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496" calcext:value-type="float">
            <text:p><text:s text:c="3"/>496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26" office:value-type="float" office:value="11.72" calcext:value-type="float">
            <text:p><text:s text:c="3"/>11.72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1" calcext:value-type="float">
            <text:p><text:s text:c="3"/>5.81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2" calcext:value-type="float">
            <text:p><text:s text:c="3"/>1.22 </text:p>
          </table:table-cell>
          <table:table-cell table:style-name="ce30" office:value-type="float" office:value="390" calcext:value-type="float">
            <text:p><text:s text:c="3"/>39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30" office:value-type="float" office:value="332" calcext:value-type="float">
            <text:p><text:s text:c="3"/>33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820" calcext:value-type="float">
            <text:p><text:s text:c="3"/>82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441" calcext:value-type="float">
            <text:p><text:s text:c="3"/>441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5" calcext:value-type="float">
            <text:p><text:s text:c="3"/>3.35 </text:p>
          </table:table-cell>
          <table:table-cell table:style-name="ce30" office:value-type="float" office:value="1158" calcext:value-type="float">
            <text:p><text:s text:c="3"/>1,158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" calcext:value-type="float">
            <text:p><text:s text:c="3"/>8.80 </text:p>
          </table:table-cell>
          <table:table-cell table:style-name="ce30" office:value-type="float" office:value="717" calcext:value-type="float">
            <text:p><text:s text:c="3"/>71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30" office:value-type="float" office:value="632" calcext:value-type="float">
            <text:p><text:s text:c="3"/>63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66" calcext:value-type="float">
            <text:p><text:s/>－266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9" calcext:value-type="float">
            <text:p><text:s/>－2.39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9" calcext:value-type="float">
            <text:p><text:s text:c="3"/>2.39 </text:p>
          </table:table-cell>
          <table:table-cell table:style-name="ce30" office:value-type="float" office:value="924" calcext:value-type="float">
            <text:p><text:s text:c="3"/>92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658" calcext:value-type="float">
            <text:p><text:s text:c="3"/>65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424" calcext:value-type="float">
            <text:p><text:s text:c="3"/>424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1" calcext:value-type="float">
            <text:p><text:s text:c="3"/>3.81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47" calcext:value-type="float">
            <text:p><text:s/>－147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26" calcext:value-type="float">
            <text:p><text:s/>－3.26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30" office:value-type="float" office:value="354" calcext:value-type="float">
            <text:p><text:s text:c="3"/>35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5" calcext:value-type="float">
            <text:p><text:s text:c="3"/>7.85 </text:p>
          </table:table-cell>
          <table:table-cell table:style-name="ce30" office:value-type="float" office:value="353" calcext:value-type="float">
            <text:p><text:s text:c="3"/>35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217" calcext:value-type="float">
            <text:p><text:s text:c="3"/>21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1" calcext:value-type="float">
            <text:p><text:s text:c="3"/>4.81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43" calcext:value-type="float">
            <text:p><text:s/>－243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3.96" calcext:value-type="float">
            <text:p><text:s/>－3.96 </text:p>
          </table:table-cell>
          <table:table-cell table:style-name="ce30" office:value-type="float" office:value="-59" calcext:value-type="float">
            <text:p><text:s/>－59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6" calcext:value-type="float">
            <text:p><text:s/>－0.96 </text:p>
          </table:table-cell>
          <table:table-cell table:style-name="ce30" office:value-type="float" office:value="500" calcext:value-type="float">
            <text:p><text:s text:c="3"/>50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4" calcext:value-type="float">
            <text:p><text:s text:c="3"/>8.14 </text:p>
          </table:table-cell>
          <table:table-cell table:style-name="ce30" office:value-type="float" office:value="559" calcext:value-type="float">
            <text:p><text:s text:c="3"/>559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" calcext:value-type="float">
            <text:p><text:s text:c="3"/>9.10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5" calcext:value-type="float">
            <text:p><text:s text:c="3"/>3.55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63" calcext:value-type="float">
            <text:p><text:s/>－263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26" office:value-type="float" office:value="-5.65" calcext:value-type="float">
            <text:p><text:s/>－5.65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30" office:value-type="float" office:value="371" calcext:value-type="float">
            <text:p><text:s text:c="3"/>37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8" calcext:value-type="float">
            <text:p><text:s text:c="3"/>7.98 </text:p>
          </table:table-cell>
          <table:table-cell table:style-name="ce30" office:value-type="float" office:value="374" calcext:value-type="float">
            <text:p><text:s text:c="3"/>374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4" calcext:value-type="float">
            <text:p><text:s text:c="3"/>3.14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05" calcext:value-type="float">
            <text:p><text:s/>－105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2" calcext:value-type="float">
            <text:p><text:s/>－1.12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30" office:value-type="float" office:value="690" calcext:value-type="float">
            <text:p><text:s text:c="3"/>69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0" office:value-type="float" office:value="699" calcext:value-type="float">
            <text:p><text:s text:c="3"/>69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30" office:value-type="float" office:value="338" calcext:value-type="float">
            <text:p><text:s text:c="3"/>33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1" calcext:value-type="float">
            <text:p><text:s text:c="3"/>3.61 </text:p>
          </table:table-cell>
          <table:table-cell table:style-name="ce30" office:value-type="float" office:value="227" calcext:value-type="float">
            <text:p><text:s text:c="3"/>22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6" calcext:value-type="float">
            <text:p><text:s/>－26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" calcext:value-type="float">
            <text:p><text:s text:c="3"/>1.80 </text:p>
          </table:table-cell>
          <table:table-cell table:style-name="ce30" office:value-type="float" office:value="891" calcext:value-type="float">
            <text:p><text:s text:c="3"/>89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701" calcext:value-type="float">
            <text:p><text:s text:c="3"/>70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426" calcext:value-type="float">
            <text:p><text:s text:c="3"/>426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30" office:value-type="float" office:value="262" calcext:value-type="float">
            <text:p><text:s text:c="3"/>26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72" calcext:value-type="float">
            <text:p><text:s/>－272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3.62" calcext:value-type="float">
            <text:p><text:s/>－3.62 </text:p>
          </table:table-cell>
          <table:table-cell table:style-name="ce30" office:value-type="float" office:value="-59" calcext:value-type="float">
            <text:p><text:s/>－59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79" calcext:value-type="float">
            <text:p><text:s/>－0.79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645" calcext:value-type="float">
            <text:p><text:s text:c="3"/>645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9" calcext:value-type="float">
            <text:p><text:s text:c="3"/>8.59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11" calcext:value-type="float">
            <text:p><text:s/>－211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26" office:value-type="float" office:value="-10.71" calcext:value-type="float">
            <text:p><text:s/>－10.71 </text:p>
          </table:table-cell>
          <table:table-cell table:style-name="ce30" office:value-type="float" office:value="-52" calcext:value-type="float">
            <text:p><text:s/>－52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4" calcext:value-type="float">
            <text:p><text:s/>－2.64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191" calcext:value-type="float">
            <text:p><text:s text:c="3"/>191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7" calcext:value-type="float">
            <text:p><text:s text:c="3"/>9.70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" calcext:value-type="float">
            <text:p><text:s/>－4.00 </text:p>
          </table:table-cell>
          <table:table-cell table:style-name="ce30" office:value-type="float" office:value="-30" calcext:value-type="float">
            <text:p><text:s/>－30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3" calcext:value-type="float">
            <text:p><text:s/>－1.03 </text:p>
          </table:table-cell>
          <table:table-cell table:style-name="ce30" office:value-type="float" office:value="212" calcext:value-type="float">
            <text:p><text:s text:c="3"/>21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1" calcext:value-type="float">
            <text:p><text:s text:c="3"/>7.31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" calcext:value-type="float">
            <text:p><text:s text:c="3"/>4.10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45" calcext:value-type="float">
            <text:p><text:s text:c="3"/>3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67" calcext:value-type="float">
            <text:p><text:s text:c="3"/>167 </text:p>
          </table:table-cell>
          <table:table-cell table:style-name="ce26" office:value-type="float" office:value="1.8" calcext:value-type="float">
            <text:p><text:s text:c="3"/>1.80 </text:p>
          </table:table-cell>
          <table:table-cell table:style-name="ce26" office:value-type="float" office:value="21.29" calcext:value-type="float">
            <text:p><text:s text:c="3"/>21.29 </text:p>
          </table:table-cell>
          <table:table-cell table:style-name="ce30" office:value-type="float" office:value="-22" calcext:value-type="float">
            <text:p><text:s/>－22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" calcext:value-type="float">
            <text:p><text:s/>－2.80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9" calcext:value-type="float">
            <text:p><text:s text:c="3"/>3.69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26" office:value-type="float" office:value="-6.97" calcext:value-type="float">
            <text:p><text:s/>－6.97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30" office:value-type="float" office:value="212" calcext:value-type="float">
            <text:p><text:s text:c="3"/>21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3" calcext:value-type="float">
            <text:p><text:s text:c="3"/>7.13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27" calcext:value-type="float">
            <text:p><text:s text:c="3"/>32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9" calcext:value-type="float">
            <text:p><text:s text:c="3"/>9.59 </text:p>
          </table:table-cell>
          <table:table-cell table:style-name="ce30" office:value-type="float" office:value="217" calcext:value-type="float">
            <text:p><text:s text:c="3"/>21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6" calcext:value-type="float">
            <text:p><text:s text:c="3"/>6.36 </text:p>
          </table:table-cell>
          <table:table-cell table:style-name="ce30" office:value-type="float" office:value="425" calcext:value-type="float">
            <text:p><text:s text:c="3"/>425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47" calcext:value-type="float">
            <text:p><text:s text:c="3"/>12.47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93" calcext:value-type="float">
            <text:p><text:s text:c="3"/>69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312" calcext:value-type="float">
            <text:p><text:s text:c="3"/>312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7" calcext:value-type="float">
            <text:p><text:s text:c="3"/>3.47 </text:p>
          </table:table-cell>
          <table:table-cell table:style-name="ce30" office:value-type="float" office:value="730" calcext:value-type="float">
            <text:p><text:s text:c="3"/>73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1" calcext:value-type="float">
            <text:p><text:s text:c="3"/>8.11 </text:p>
          </table:table-cell>
          <table:table-cell table:style-name="ce30" office:value-type="float" office:value="418" calcext:value-type="float">
            <text:p><text:s text:c="3"/>41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30" office:value-type="float" office:value="436" calcext:value-type="float">
            <text:p><text:s text:c="3"/>43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18" office:value-type="float" office:value="241" calcext:value-type="float">
            <text:p><text:s text:c="3"/>24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78" calcext:value-type="float">
            <text:p><text:s text:c="3"/>17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2" calcext:value-type="float">
            <text:p><text:s text:c="3"/>3.62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448" calcext:value-type="float">
            <text:p><text:s/>448 </text:p>
          </table:table-cell>
          <table:table-cell table:style-name="ce27" office:value-type="float" office:value="0.58" calcext:value-type="float">
            <text:p><text:s text:c="3"/>0.58 </text:p>
          </table:table-cell>
          <table:table-cell table:style-name="ce27" office:value-type="float" office:value="6.9" calcext:value-type="float">
            <text:p><text:s text:c="3"/>6.90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8" office:value-type="float" office:value="0.22" calcext:value-type="float">
            <text:p><text:s text:c="3"/>0.22 </text:p>
          </table:table-cell>
          <table:table-cell table:style-name="ce28" office:value-type="float" office:value="2.63" calcext:value-type="float">
            <text:p><text:s text:c="3"/>2.63 </text:p>
          </table:table-cell>
          <table:table-cell table:style-name="ce31" office:value-type="float" office:value="513" calcext:value-type="float">
            <text:p><text:s text:c="3"/>513 </text:p>
          </table:table-cell>
          <table:table-cell table:style-name="ce28" office:value-type="float" office:value="0.67" calcext:value-type="float">
            <text:p><text:s text:c="3"/>0.67 </text:p>
          </table:table-cell>
          <table:table-cell table:style-name="ce28" office:value-type="float" office:value="7.89" calcext:value-type="float">
            <text:p><text:s text:c="3"/>7.89 </text:p>
          </table:table-cell>
          <table:table-cell table:style-name="ce31" office:value-type="float" office:value="342" calcext:value-type="float">
            <text:p><text:s text:c="3"/>342 </text:p>
          </table:table-cell>
          <table:table-cell table:style-name="ce28" office:value-type="float" office:value="0.45" calcext:value-type="float">
            <text:p><text:s text:c="3"/>0.45 </text:p>
          </table:table-cell>
          <table:table-cell table:style-name="ce28" office:value-type="float" office:value="5.26" calcext:value-type="float">
            <text:p><text:s text:c="3"/>5.26 </text:p>
          </table:table-cell>
          <table:table-cell table:style-name="ce31" office:value-type="float" office:value="283" calcext:value-type="float">
            <text:p><text:s text:c="3"/>283 </text:p>
          </table:table-cell>
          <table:table-cell table:style-name="ce28" office:value-type="float" office:value="0.37" calcext:value-type="float">
            <text:p><text:s text:c="3"/>0.37 </text:p>
          </table:table-cell>
          <table:table-cell table:style-name="ce28" office:value-type="float" office:value="4.35" calcext:value-type="float">
            <text:p><text:s text:c="3"/>4.35 </text:p>
          </table:table-cell>
          <table:table-cell table:style-name="ce20" office:value-type="float" office:value="158" calcext:value-type="float">
            <text:p><text:s text:c="3"/>158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47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492" calcext:value-type="float">
            <text:p><text:s/>－1,492 </text:p>
          </table:table-cell>
          <table:table-cell table:style-name="ce25" office:value-type="float" office:value="-0.57" calcext:value-type="float">
            <text:p><text:s/>－0.57 </text:p>
          </table:table-cell>
          <table:table-cell table:style-name="ce25" office:value-type="float" office:value="-6.7" calcext:value-type="float">
            <text:p><text:s/>－6.70 </text:p>
          </table:table-cell>
          <table:table-cell table:style-name="ce29" office:value-type="float" office:value="380" calcext:value-type="float">
            <text:p><text:s text:c="3"/>380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29" office:value-type="float" office:value="1644" calcext:value-type="float">
            <text:p><text:s text:c="3"/>1,644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29" office:value-type="float" office:value="1264" calcext:value-type="float">
            <text:p><text:s text:c="3"/>1,26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29" office:value-type="float" office:value="1195" calcext:value-type="float">
            <text:p><text:s text:c="3"/>1,195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7" calcext:value-type="float">
            <text:p><text:s text:c="3"/>5.37 </text:p>
          </table:table-cell>
          <table:table-cell table:style-name="ce17" office:value-type="float" office:value="553" calcext:value-type="float">
            <text:p><text:s text:c="3"/>55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230" calcext:value-type="float">
            <text:p><text:s/>－230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26" office:value-type="float" office:value="-12.84" calcext:value-type="float">
            <text:p><text:s/>－12.84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7" calcext:value-type="float">
            <text:p><text:s text:c="3"/>3.07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3" calcext:value-type="float">
            <text:p><text:s text:c="3"/>6.03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72" calcext:value-type="float">
            <text:p><text:s/>－172 </text:p>
          </table:table-cell>
          <table:table-cell table:style-name="ce26" office:value-type="float" office:value="-0.75" calcext:value-type="float">
            <text:p><text:s/>－0.75 </text:p>
          </table:table-cell>
          <table:table-cell table:style-name="ce26" office:value-type="float" office:value="-8.88" calcext:value-type="float">
            <text:p><text:s/>－8.88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1" calcext:value-type="float">
            <text:p><text:s text:c="3"/>1.91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361" calcext:value-type="float">
            <text:p><text:s/>－361 </text:p>
          </table:table-cell>
          <table:table-cell table:style-name="ce26" office:value-type="float" office:value="-1.14" calcext:value-type="float">
            <text:p><text:s/>－1.14 </text:p>
          </table:table-cell>
          <table:table-cell table:style-name="ce26" office:value-type="float" office:value="-13.51" calcext:value-type="float">
            <text:p><text:s/>－13.51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5" calcext:value-type="float">
            <text:p><text:s text:c="3"/>1.95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9" calcext:value-type="float">
            <text:p><text:s text:c="3"/>1.89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7" calcext:value-type="float">
            <text:p><text:s text:c="3"/>1.67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210" calcext:value-type="float">
            <text:p><text:s/>－210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5.48" calcext:value-type="float">
            <text:p><text:s/>－15.48 </text:p>
          </table:table-cell>
          <table:table-cell table:style-name="ce32" office:value-type="float" office:value="17" calcext:value-type="float">
            <text:p><text:s text:c="3"/>17 </text:p>
          </table:table-cell>
          <table:table-cell table:style-name="ce34" office:value-type="float" office:value="0.11" calcext:value-type="float">
            <text:p><text:s text:c="3"/>0.11 </text:p>
          </table:table-cell>
          <table:table-cell table:style-name="ce34" office:value-type="float" office:value="1.25" calcext:value-type="float">
            <text:p><text:s text:c="3"/>1.25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6" calcext:value-type="float">
            <text:p><text:s text:c="3"/>7.60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297" calcext:value-type="float">
            <text:p><text:s/>－297 </text:p>
          </table:table-cell>
          <table:table-cell table:style-name="ce26" office:value-type="float" office:value="-2.36" calcext:value-type="float">
            <text:p><text:s/>－2.36 </text:p>
          </table:table-cell>
          <table:table-cell table:style-name="ce26" office:value-type="float" office:value="-27.81" calcext:value-type="float">
            <text:p><text:s/>－27.81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3" calcext:value-type="float">
            <text:p><text:s/>－1.03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6" calcext:value-type="float">
            <text:p><text:s text:c="3"/>6.5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25" calcext:value-type="float">
            <text:p><text:s/>－225 </text:p>
          </table:table-cell>
          <table:table-cell table:style-name="ce26" office:value-type="float" office:value="-1.18" calcext:value-type="float">
            <text:p><text:s/>－1.18 </text:p>
          </table:table-cell>
          <table:table-cell table:style-name="ce26" office:value-type="float" office:value="-13.88" calcext:value-type="float">
            <text:p><text:s/>－13.88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8" calcext:value-type="float">
            <text:p><text:s text:c="3"/>7.78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1" calcext:value-type="float">
            <text:p><text:s text:c="3"/>6.91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" calcext:value-type="float">
            <text:p><text:s text:c="3"/>2.30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1" calcext:value-type="float">
            <text:p><text:s text:c="3"/>7.71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3" calcext:value-type="float">
            <text:p><text:s text:c="3"/>3.33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80" calcext:value-type="float">
            <text:p><text:s text:c="3"/>80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5" calcext:value-type="float">
            <text:p><text:s text:c="3"/>3.55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18" office:value-type="float" office:value="63" calcext:value-type="float">
            <text:p><text:s text:c="3"/>6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205" calcext:value-type="float">
            <text:p><text:s/>－205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26" office:value-type="float" office:value="-8.43" calcext:value-type="float">
            <text:p><text:s/>－8.43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8" calcext:value-type="float">
            <text:p><text:s text:c="3"/>1.28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4" calcext:value-type="float">
            <text:p><text:s text:c="3"/>6.54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2" calcext:value-type="float">
            <text:p><text:s text:c="3"/>5.02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3" calcext:value-type="float">
            <text:p><text:s text:c="3"/>2.03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32" calcext:value-type="float">
            <text:p><text:s text:c="3"/>33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7" calcext:value-type="float">
            <text:p><text:s text:c="3"/>2.57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2" calcext:value-type="float">
            <text:p><text:s text:c="3"/>1.02 </text:p>
          </table:table-cell>
          <table:table-cell table:style-name="ce29" office:value-type="float" office:value="907" calcext:value-type="float">
            <text:p><text:s text:c="3"/>907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3" calcext:value-type="float">
            <text:p><text:s text:c="3"/>7.03 </text:p>
          </table:table-cell>
          <table:table-cell table:style-name="ce29" office:value-type="float" office:value="776" calcext:value-type="float">
            <text:p><text:s text:c="3"/>77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1" calcext:value-type="float">
            <text:p><text:s text:c="3"/>6.01 </text:p>
          </table:table-cell>
          <table:table-cell table:style-name="ce29" office:value-type="float" office:value="508" calcext:value-type="float">
            <text:p><text:s text:c="3"/>508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4" calcext:value-type="float">
            <text:p><text:s text:c="3"/>3.94 </text:p>
          </table:table-cell>
          <table:table-cell table:style-name="ce17" office:value-type="float" office:value="344" calcext:value-type="float">
            <text:p><text:s text:c="3"/>344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6" office:value-type="float" office:value="-2.95" calcext:value-type="float">
            <text:p><text:s/>－2.95 </text:p>
          </table:table-cell>
          <table:table-cell table:style-name="ce26" office:value-type="float" office:value="-34.78" calcext:value-type="float">
            <text:p><text:s/>－34.78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32" calcext:value-type="float">
            <text:p><text:s/>－3.32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1" calcext:value-type="float">
            <text:p><text:s text:c="3"/>8.71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3" calcext:value-type="float">
            <text:p><text:s text:c="3"/>3.73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22" calcext:value-type="float">
            <text:p><text:s text:c="3"/>222 </text:p>
          </table:table-cell>
          <table:table-cell table:style-name="ce26" office:value-type="float" office:value="1.79" calcext:value-type="float">
            <text:p><text:s text:c="3"/>1.79 </text:p>
          </table:table-cell>
          <table:table-cell table:style-name="ce26" office:value-type="float" office:value="21.17" calcext:value-type="float">
            <text:p><text:s text:c="3"/>21.17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7" calcext:value-type="float">
            <text:p><text:s text:c="3"/>2.57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21" calcext:value-type="float">
            <text:p><text:s text:c="3"/>321 </text:p>
          </table:table-cell>
          <table:table-cell table:style-name="ce26" office:value-type="float" office:value="1.72" calcext:value-type="float">
            <text:p><text:s text:c="3"/>1.72 </text:p>
          </table:table-cell>
          <table:table-cell table:style-name="ce26" office:value-type="float" office:value="20.26" calcext:value-type="float">
            <text:p><text:s text:c="3"/>20.26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6" calcext:value-type="float">
            <text:p><text:s text:c="3"/>1.26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1" calcext:value-type="float">
            <text:p><text:s text:c="3"/>7.31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5" calcext:value-type="float">
            <text:p><text:s text:c="3"/>6.0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6" calcext:value-type="float">
            <text:p><text:s text:c="3"/>3.66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64" calcext:value-type="float">
            <text:p><text:s text:c="3"/>164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1" calcext:value-type="float">
            <text:p><text:s text:c="3"/>11.41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8" calcext:value-type="float">
            <text:p><text:s text:c="3"/>2.78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2" calcext:value-type="float">
            <text:p><text:s text:c="3"/>2.92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04" calcext:value-type="float">
            <text:p><text:s/>－104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26" office:value-type="float" office:value="-3.44" calcext:value-type="float">
            <text:p><text:s/>－3.44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9" calcext:value-type="float">
            <text:p><text:s text:c="3"/>0.99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1" calcext:value-type="float">
            <text:p><text:s text:c="3"/>3.81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8" calcext:value-type="float">
            <text:p><text:s text:c="3"/>2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37" calcext:value-type="float">
            <text:p><text:s/>－37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65" calcext:value-type="float">
            <text:p><text:s/>－7.65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1" calcext:value-type="float">
            <text:p><text:s/>－0.41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1" calcext:value-type="float">
            <text:p><text:s text:c="3"/>3.31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28" calcext:value-type="float">
            <text:p><text:s/>－28 </text:p>
          </table:table-cell>
          <table:table-cell table:style-name="ce26" office:value-type="float" office:value="-0.94" calcext:value-type="float">
            <text:p><text:s/>－0.94 </text:p>
          </table:table-cell>
          <table:table-cell table:style-name="ce26" office:value-type="float" office:value="-11.1" calcext:value-type="float">
            <text:p><text:s/>－11.10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86" calcext:value-type="float">
            <text:p><text:s/>－186 </text:p>
          </table:table-cell>
          <table:table-cell table:style-name="ce26" office:value-type="float" office:value="-0.99" calcext:value-type="float">
            <text:p><text:s/>－0.99 </text:p>
          </table:table-cell>
          <table:table-cell table:style-name="ce26" office:value-type="float" office:value="-11.71" calcext:value-type="float">
            <text:p><text:s/>－11.71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3" calcext:value-type="float">
            <text:p><text:s/>－0.63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6" calcext:value-type="float">
            <text:p><text:s text:c="3"/>6.36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8" calcext:value-type="float">
            <text:p><text:s text:c="3"/>3.78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30" calcext:value-type="float">
            <text:p><text:s/>－30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7" calcext:value-type="float">
            <text:p><text:s/>－1.77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4" calcext:value-type="float">
            <text:p><text:s text:c="3"/>7.24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7" calcext:value-type="float">
            <text:p><text:s text:c="3"/>2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9" calcext:value-type="float">
            <text:p><text:s text:c="3"/>11.49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9" calcext:value-type="float">
            <text:p><text:s text:c="3"/>11.49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7" calcext:value-type="float">
            <text:p><text:s text:c="3"/>3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47" calcext:value-type="float">
            <text:p><text:s text:c="3"/>4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4" calcext:value-type="float">
            <text:p><text:s text:c="3"/>11.40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8" calcext:value-type="float">
            <text:p><text:s text:c="3"/>3.80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5" calcext:value-type="float">
            <text:p><text:s text:c="3"/>5.45 </text:p>
          </table:table-cell>
          <table:table-cell table:style-name="ce17" office:value-type="float" office:value="16" calcext:value-type="float">
            <text:p><text:s text:c="3"/>1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04" calcext:value-type="float">
            <text:p><text:s text:c="3"/>104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26" office:value-type="float" office:value="14.75" calcext:value-type="float">
            <text:p><text:s text:c="3"/>14.75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6" calcext:value-type="float">
            <text:p><text:s text:c="3"/>7.66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63" calcext:value-type="float">
            <text:p><text:s text:c="3"/>11.63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57" calcext:value-type="float">
            <text:p><text:s/>－57 </text:p>
          </table:table-cell>
          <table:table-cell table:style-name="ce28" office:value-type="float" office:value="-5.73" calcext:value-type="float">
            <text:p><text:s/>－5.73 </text:p>
          </table:table-cell>
          <table:table-cell table:style-name="ce28" office:value-type="float" office:value="-67.7" calcext:value-type="float">
            <text:p><text:s/>－67.70 </text:p>
          </table:table-cell>
          <table:table-cell table:style-name="ce33" office:value-type="float" office:value="6" calcext:value-type="float">
            <text:p><text:s text:c="3"/>6 </text:p>
          </table:table-cell>
          <table:table-cell table:style-name="ce35" office:value-type="float" office:value="0.61" calcext:value-type="float">
            <text:p><text:s text:c="3"/>0.61 </text:p>
          </table:table-cell>
          <table:table-cell table:style-name="ce35" office:value-type="float" office:value="7.15" calcext:value-type="float">
            <text:p><text:s text:c="3"/>7.15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8" office:value-type="float" office:value="0.81" calcext:value-type="float">
            <text:p><text:s text:c="3"/>0.81 </text:p>
          </table:table-cell>
          <table:table-cell table:style-name="ce28" office:value-type="float" office:value="9.53" calcext:value-type="float">
            <text:p><text:s text:c="3"/>9.53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28" office:value-type="float" office:value="2.38" calcext:value-type="float">
            <text:p><text:s text:c="3"/>2.3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38" office:value-type="float" office:value="5.96" calcext:value-type="float">
            <text:p><text:s text:c="3"/>5.96 </text:p>
          </table:table-cell>
          <table:table-cell table:style-name="ce41" office:value-type="float" office:value="2" calcext:value-type="float">
            <text:p><text:s/>2 </text:p>
          </table:table-cell>
          <table:table-cell table:style-name="ce44" office:value-type="float" office:value="0.2" calcext:value-type="float">
            <text:p><text:s text:c="3"/>0.20 </text:p>
          </table:table-cell>
          <table:table-cell table:style-name="ce48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8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8-05T16:55:33</dc:date>
    <meta:print-date>2008-08-05T16:55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